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N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tands for<text:line-break/>Convolution Neural Network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ar" style:country-complex="EG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07:26:57.082077324</meta:creation-date>
    <dc:date>2023-11-04T07:51:19.125122776</dc:date>
    <meta:editing-duration>PT24M24S</meta:editing-duration>
    <meta:editing-cycles>1</meta:editing-cycles>
    <meta:document-statistic meta:object-count="25"/>
    <meta:generator>LibreOffice/7.5.5.2$Linux_X86_64 LibreOffice_project/50$Build-2</meta:generator>
  </office:meta>
</office:document-meta>
</file>